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arial" svg:font-family="arial, sans-serif"/>
    <style:font-face style:name="Times New Roman1" svg:font-family="'Times New Roman'" style:font-family-generic="roman"/>
    <style:font-face style:name="Arial3"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start" style:justify-single-word="false"/>
    </style:style>
    <style:style style:name="P10" style:family="paragraph" style:parent-style-name="Header">
      <style:paragraph-properties fo:text-align="start" style:justify-single-word="false"/>
    </style:style>
    <style:style style:name="T1" style:family="text">
      <style:text-properties fo:font-variant="normal" fo:text-transform="none" fo:color="#444444" style:font-name="Arial1" fo:font-size="10.5pt" fo:letter-spacing="normal" fo:font-style="normal" fo:font-weight="normal"/>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color="#00000a" style:font-name="Times New Roman1" fo:language="no" fo:country="NO" style:font-name-asian="Times New Roman1" style:font-name-complex="Times New Roman1"/>
    </style:style>
    <style:style style:name="T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gumenterende tekst</text:p>
      <text:p text:style-name="P7"/>
      <text:p text:style-name="P5"/>
      <text:p text:style-name="P5"><text:span text:style-name="T4">I Å ta liv: Embryoet og fosteret </text:span>argumenterer Peter Singer for at det kan være moralsk akseptabelt å ta livet av foster og selv spedbarn.</text:p>
      <text:p text:style-name="P5"/>
      <text:p text:style-name="P3"><text:span text:style-name="T2">Singer bygger det meste av teksten sin rundt det såkalte ''konservative argumentet'' mot abort. Som en syllogisme går argumentet som følger:</text:span></text:p>
      <text:p text:style-name="P3"><text:span text:style-name="T2"/></text:p>
      <text:list xml:id="list4333723851675556649" text:style-name="L1">
        <text:list-item>
          <text:p text:style-name="P4"><text:span text:style-name="T2">P1: Det er galt å drepe et uskyldig menneske.</text:span></text:p>
        </text:list-item>
        <text:list-item>
          <text:p text:style-name="P4"><text:span text:style-name="T2">P2: Et menneskefoster er et uskyldig menneske. </text:span></text:p>
        </text:list-item>
        <text:list-item>
          <text:p text:style-name="P6">K: Det er derfor galt å drepe et menneskefoster.</text:p>
        </text:list-item>
      </text:list>
      <text:p text:style-name="P5"/>
      <text:p text:style-name="P5">De fleste liberale argumenter mot denne syllogismen angriper P2, og mener at et foster ikke kan regnes som et menneske. Singer mener at disse motargumentene ikke holder, siden de ikke klarer å sette et skarpt skille når fosteret blir et menneske. Singer velger heller å se på P1. Grunnen til at det å drepe en person er galt i følge utilitarismen, er at dette øker lidelsen i verden og personen har en preferanse om ikke å dø. Siden et foster ikke har selvbevisstheten til å ha denne preferanse, og en abort kan gjøres smertelfritt, mener Singer at man ikke kan argumentere at fosteret har samme rettigheten som en voksen person om ikke å bli drep.</text:p>
      <text:p text:style-name="P5"/>
      <text:p text:style-name="P5">Et motargument Singer presenterer er at fosteret har potensialet til å bli en rasjonalitet, autonomisk, selvbevisst person. Men Singer bruker en rekke analogier til å vise at noe som har potensialet til X ikke har de samme rettighetene til X. Dermed står konklusjon til Singer: Det kan være moralsk akseptabelt å drepe foster og spedbarn.</text:p>
      <text:p text:style-name="P5"/>
      <text:p text:style-name="P5">La oss nå se for oss en person, uten noen etterlatte, er sterkt rammet av demens, til slikt et nivå at det er lite tegn på selvbevissthet. Hva ville Singer sagt i dette tilfellet? <text:s/>Denne personen mangler selvbevisstheten til preferanse til liv (dette er satt på spissen, og er nok ikke tilfelle for demente generelt), så etter Singers argument, så kan det rettferdiggjøres å drepe personen. Den universale lykken vil også kunne økes om vi dreper denne personen, siden noen ufrivillig kanskje må pleie den demente. Dette kan lede oss ned den <text:span text:style-name="T4">Glatte Bakken</text:span><text:span text:style-name="T4"><text:note text:id="ftn0" text:note-class="footnote"><text:note-citation>1</text:note-citation><text:note-body><text:p text:style-name="Footnote">''Slippery Slope'' på engelsk</text:p></text:note-body></text:note></text:span><text:span text:style-name="T4">, </text:span>hvor drap på personer med nedsatt selvbevissthet kan rettferdiggjøres. </text:p>
      <text:p text:style-name="P5"/>
      <text:p text:style-name="P5">La oss nå se for oss at det finnes en kur mot demens. Etter 9 måneders behandling vil personen få tilbake selvbevisstheten. Dette gjør at personen før dette kun har potensialet til selvbevissthet. Per Singers argument vil drap av denne personen kunne rettferdiggjøres, siden dens potensial for selvbevissthet ikke gir samme rettigheter som en selvbevist person. Man kan argumentere for at denne personen bare midlertidig mangler selvbevissthet, og derfor ikke kan drepes. Men dette er ikke en faktor Singers argument, som stiller spørsmålet om personen besitter selvbevissthet eller ikke. </text:p>
      <text:p text:style-name="P5"/>
      <text:p text:style-name="P9"><text:span text:style-name="T6">Argumentene om at potensialet til X ikke gir rettighetene til X kan også vanskeligstilles. Singer mener at fosteret ikke kan behandles anderledes enn et ikke-menneskelig dyr pga potensialet til å bli en person. Man kan argumentere foster nå har noe iboende som gjør at det vil kunne bli en person. Hva enn det er som gir de voksene selvbevissthet – en type «personegenskap» –, så har også fosteret det, bare i mindre grad. Dette er et aktivt potensial: Fosteret har ikke noe valg, det vil utvikle seg til en person. Jeg vil derfor holde at selvbevissthet ikke er dikotomisk, men et spektrum. </text:span><text:soft-page-break/><text:span text:style-name="T6">Dette bringer oss over i Singers neste artikkel: </text:span><text:span text:style-name="T8">Alle dyr er likeverdige </text:span><text:span text:style-name="T7">(ref). </text:span><text:span text:style-name="T6">Her</text:span><text:span text:style-name="T7"> </text:span><text:span text:style-name="T6">mener Singer at det ikke burde være på grunnlaget av noen ferdighet at verdien til noe bedømmes. Derfor kan vi ikke si at siden fosteret har en mindre grad av denne «personegenskapen», så må det være mindre verdt enn en voksen person. Så ved å bruke dette som et mål på verdi, så bryter Singer sitt eget likeverdprinsippet. Singers innvending med at det samme gjelder for prevensjon, blir gjennom skille mellom aktivt og passivt potensial svakere. Sperm og eggceller har ikke det samme potensialet til å bli en person som fosteret har, men bare et passivt potensial til å bli en person: Det må noe utenomlignede til for at dette skal skje. Derfor forsvinner Singers to hovedinnvendinger ved at: Fosteret har noe i seg som gjør det til noe mer enn dyrene, og prevensjon ødelegger ikke et potensial på samme måte som abort. </text:span></text:p>
      <text:p text:style-name="P5"/>
      <text:p text:style-name="P8"><text:span text:style-name="T3">Kan vi finne ekstern kritikk av de utilitaristiske argumentene? Fra deontologien kan vi argumentere at fosteret må brukes som et mål i seg, og har visse rettigheter. Men igjen kommer spørsmålet om fostret er en person, og derfor har disse rettighetene. Vi ser heller til dydsetikken og </text:span><text:span text:style-name="T5">Rosalind </text:span><text:span text:style-name="T3">Hursthouse. Hursthouse mener at spørsmålet om fosterets status – som en selvbevisst person – er et metafysisk spørsmål, som fører debatten vekk fra de virkelige omstendighetene rundt graviditeten. Den virkelige problemet kan derfor være alt for komplisert til at det kan reduseres til et ja/nei-spørsmål om fosterets status.<text:tab/></text:span></text:p>
      <text:p text:style-name="P5"/>
      <text:p text:style-name="P5"/>
      <text:p text:style-name="P5"/>
      <text:p text:style-name="P5"/>
      <text:p text:style-name="P5">Skraphaug:</text:p>
      <text:p text:style-name="P5"/>
      <text:p text:style-name="P5">Argumentene om at potensialet til X ikke gir rettighetene til X kan også vanskeligstilles. Singer mener at fosteret ikke kan behandles anderledes enn et ikke-menneskelig dyr pga potensialet til å bli en person. Man kan argumentere foster nå har noe iboende som gjør at det vil kunne bli en person. Hva enn som gir de voksene selvbestemmelse, så har også fosteret det, bare i mindre grad. Dette er et aktivt potensial: Fosteret har ikke noe valg, det vil utvikle seg til en person. Singers innvending med at det samme gjelder for prevensjon faller igjennom, siden sperm og eggceller bare har passivt potensial til å bli en person: Det må noe utenomlignede til for at dette skal skje. Derfor forsvinner Singers to hovedinnvendinger: Fosteret har noe i seg som gjør det til noe mer enn dyrene, og prevensjon ødelegger ikke et potensial på samme måte som abort. </text:p>
      <text:p text:style-name="P5"/>
      <text:p text:style-name="P5">Vi har sett over at selvbevissthet som skille mellom et foster og en person ikke er så skarp som vi helst vil ha det til å være. Men vi kan også bruke Singer til å argumentere mot dette skillet. I <text:s/><text:span text:style-name="T4">Alle dyr er likeverdige </text:span><text:span text:style-name="T9">(ref) </text:span>mener Singer at det ikke burde være på grunnlaget av noen ferdighet at verdien til noe bedømmes. Et spedbarn, og tildels foster, reagere på stimuli og har en preferanse for ikke å oppleve det. Spedbarnet vil ikke kunne artikulere et høyere ønske om ikke å dø, som en voksen person vil kunne. Men det vil heller ikke en fisk eller en kanin gjøre. Så ved å bedømme livsretten til fosteret og spedbarnet <text:s/>utifra den evne til å ha denne preferansen, så bryters Singers krav til likeverdprinsippet. Dette er først og fremst et problem om man godtar Singers argumenter mot drap av dyr.</text:p>
      <text:p text:style-name="P5"/>
      <text:p text:style-name="P2"/>
      <text:p text:style-name="P1"/>
      <text:p text:style-name="P1"/>
      <text:p text:style-name="P1"/>
      <text:p text:style-name="P1"><text:soft-pag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arial" svg:font-family="arial, sans-serif"/>
    <style:font-face style:name="Times New Roman1" svg:font-family="'Times New Roman'" style:font-family-generic="roman"/>
    <style:font-face style:name="Arial3"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fo:font-variant="normal" fo:text-transform="none" fo:color="#444444" style:font-name="Arial1"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emesteroppgave Exphil 03 <text:tab/><text:tab/>Kandidatnr: <text:span text:style-name="MT1">142391</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8-05-01T17:04:09.59</meta:creation-date>
    <meta:generator>OpenOffice/4.1.3$Win32 OpenOffice.org_project/413m1$Build-9783</meta:generator>
    <dc:date>2018-05-02T18:48:33.18</dc:date>
    <dc:creator>Daniel Heinesen</dc:creator>
    <meta:editing-duration>P1DT1H43M45S</meta:editing-duration>
    <meta:editing-cycles>74</meta:editing-cycles>
    <meta:document-statistic meta:table-count="0" meta:image-count="0" meta:object-count="0" meta:page-count="3" meta:paragraph-count="17" meta:word-count="1098" meta:character-count="6512"/>
  </office:meta>
</office:document-meta>
</file>